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ddPropertyTransformer.AddPropertyTransformer( Map prop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ddPropertyTransformer.end_cla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ddPropertyTransformer.AddPropertyTransformer( String [ ] names , Type [ ] 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